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f042" officeooo:paragraph-rsid="0011f230"/>
    </style:style>
    <style:style style:name="P2" style:family="paragraph" style:parent-style-name="Standard">
      <style:text-properties officeooo:rsid="000cf042" officeooo:paragraph-rsid="000cf042"/>
    </style:style>
    <style:style style:name="P3" style:family="paragraph" style:parent-style-name="Text_20_body">
      <style:text-properties officeooo:rsid="0031f785" officeooo:paragraph-rsid="0031f785"/>
    </style:style>
    <style:style style:name="P4" style:family="paragraph" style:parent-style-name="Text_20_body">
      <style:text-properties officeooo:rsid="0031f785" officeooo:paragraph-rsid="0034949f"/>
    </style:style>
    <style:style style:name="P5" style:family="paragraph" style:parent-style-name="Text_20_body">
      <style:text-properties officeooo:rsid="0082e810" officeooo:paragraph-rsid="00874561"/>
    </style:style>
    <style:style style:name="P6" style:family="paragraph" style:parent-style-name="Text_20_body">
      <style:text-properties officeooo:rsid="008595b4" officeooo:paragraph-rsid="008595b4"/>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4957in" style:type="right" style:leader-style="dotted" style:leader-text="."/>
        </style:tab-stops>
      </style:paragraph-properties>
    </style:style>
    <style:style style:name="P9" style:family="paragraph" style:parent-style-name="Contents_20_3">
      <style:paragraph-properties>
        <style:tab-stops>
          <style:tab-stop style:position="6.2984in" style:type="right" style:leader-style="dotted" style:leader-text="."/>
        </style:tab-stops>
      </style:paragraph-properties>
    </style:style>
    <style:style style:name="P10" style:family="paragraph" style:parent-style-name="Heading_20_1">
      <style:text-properties officeooo:paragraph-rsid="008b383b"/>
    </style:style>
    <style:style style:name="P11" style:family="paragraph" style:parent-style-name="Heading_20_2">
      <style:text-properties officeooo:paragraph-rsid="007cc41c"/>
    </style:style>
    <style:style style:name="P12" style:family="paragraph" style:parent-style-name="Standard">
      <style:text-properties officeooo:rsid="000cf042" officeooo:paragraph-rsid="00a7527d"/>
    </style:style>
    <style:style style:name="P13" style:family="paragraph" style:parent-style-name="Text_20_body">
      <style:text-properties officeooo:paragraph-rsid="00ab1a02"/>
    </style:style>
    <style:style style:name="P14" style:family="paragraph" style:parent-style-name="Text_20_body">
      <style:text-properties officeooo:rsid="0031f785" officeooo:paragraph-rsid="00ab4681"/>
    </style:style>
    <style:style style:name="P15" style:family="paragraph" style:parent-style-name="Text_20_body">
      <style:text-properties officeooo:rsid="0055c64c" officeooo:paragraph-rsid="00b253a1"/>
    </style:style>
    <style:style style:name="P16" style:family="paragraph" style:parent-style-name="Text_20_body">
      <style:text-properties officeooo:rsid="0055c64c" officeooo:paragraph-rsid="00be77f6"/>
    </style:style>
    <style:style style:name="P17" style:family="paragraph" style:parent-style-name="Text_20_body">
      <style:text-properties officeooo:rsid="0055c64c" officeooo:paragraph-rsid="00c32a54"/>
    </style:style>
    <style:style style:name="P18" style:family="paragraph" style:parent-style-name="Text_20_body">
      <style:text-properties officeooo:rsid="00ad4810" officeooo:paragraph-rsid="00ad4810"/>
    </style:style>
    <style:style style:name="P19" style:family="paragraph" style:parent-style-name="Text_20_body">
      <style:text-properties officeooo:rsid="00ad4810" officeooo:paragraph-rsid="00af8ea3"/>
    </style:style>
    <style:style style:name="P20" style:family="paragraph" style:parent-style-name="Text_20_body">
      <style:text-properties officeooo:rsid="00b45a85" officeooo:paragraph-rsid="00b726ba"/>
    </style:style>
    <style:style style:name="P21" style:family="paragraph" style:parent-style-name="Text_20_body">
      <style:text-properties officeooo:rsid="00b45a85" officeooo:paragraph-rsid="00b889af"/>
    </style:style>
    <style:style style:name="P22" style:family="paragraph" style:parent-style-name="Text_20_body">
      <style:text-properties officeooo:rsid="00b45a85" officeooo:paragraph-rsid="00b954d0"/>
    </style:style>
    <style:style style:name="P23" style:family="paragraph" style:parent-style-name="Text_20_body">
      <style:text-properties officeooo:rsid="008f9a29" officeooo:paragraph-rsid="008f9a29"/>
    </style:style>
    <style:style style:name="P24" style:family="paragraph" style:parent-style-name="Text_20_body">
      <style:text-properties officeooo:rsid="00be77f6" officeooo:paragraph-rsid="00be77f6"/>
    </style:style>
    <style:style style:name="P25" style:family="paragraph" style:parent-style-name="Text_20_body">
      <style:text-properties officeooo:rsid="00c32a54" officeooo:paragraph-rsid="00c32a54"/>
    </style:style>
    <style:style style:name="P26" style:family="paragraph" style:parent-style-name="Text_20_body">
      <style:text-properties officeooo:rsid="00c88cc2" officeooo:paragraph-rsid="00c88cc2"/>
    </style:style>
    <style:style style:name="P27" style:family="paragraph" style:parent-style-name="Text_20_body">
      <style:text-properties officeooo:paragraph-rsid="00b726ba"/>
    </style:style>
    <style:style style:name="P28" style:family="paragraph" style:parent-style-name="Text_20_body">
      <style:text-properties officeooo:paragraph-rsid="00cc258a"/>
    </style:style>
    <style:style style:name="T1" style:family="text">
      <style:text-properties officeooo:rsid="0011f230"/>
    </style:style>
    <style:style style:name="T2" style:family="text">
      <style:text-properties officeooo:rsid="0010367f"/>
    </style:style>
    <style:style style:name="T3" style:family="text">
      <style:text-properties officeooo:rsid="001644ac"/>
    </style:style>
    <style:style style:name="T4" style:family="text">
      <style:text-properties officeooo:rsid="001ecb66"/>
    </style:style>
    <style:style style:name="T5" style:family="text">
      <style:text-properties officeooo:rsid="00218f6e"/>
    </style:style>
    <style:style style:name="T6" style:family="text">
      <style:text-properties officeooo:rsid="00231016"/>
    </style:style>
    <style:style style:name="T7" style:family="text">
      <style:text-properties officeooo:rsid="002644ac"/>
    </style:style>
    <style:style style:name="T8" style:family="text">
      <style:text-properties officeooo:rsid="0026903c"/>
    </style:style>
    <style:style style:name="T9" style:family="text">
      <style:text-properties officeooo:rsid="00314ca0"/>
    </style:style>
    <style:style style:name="T10" style:family="text">
      <style:text-properties officeooo:rsid="0032ed7f"/>
    </style:style>
    <style:style style:name="T11" style:family="text">
      <style:text-properties officeooo:rsid="0034949f"/>
    </style:style>
    <style:style style:name="T12" style:family="text">
      <style:text-properties officeooo:rsid="0035de24"/>
    </style:style>
    <style:style style:name="T13" style:family="text">
      <style:text-properties officeooo:rsid="0038da0e"/>
    </style:style>
    <style:style style:name="T14" style:family="text">
      <style:text-properties officeooo:rsid="003939be"/>
    </style:style>
    <style:style style:name="T15" style:family="text">
      <style:text-properties officeooo:rsid="003a6801"/>
    </style:style>
    <style:style style:name="T16" style:family="text">
      <style:text-properties officeooo:rsid="003e70a8"/>
    </style:style>
    <style:style style:name="T17" style:family="text">
      <style:text-properties officeooo:rsid="003eecbb"/>
    </style:style>
    <style:style style:name="T18" style:family="text">
      <style:text-properties officeooo:rsid="00516450"/>
    </style:style>
    <style:style style:name="T19" style:family="text">
      <style:text-properties officeooo:rsid="00575ac0"/>
    </style:style>
    <style:style style:name="T20" style:family="text">
      <style:text-properties officeooo:rsid="00577cc2"/>
    </style:style>
    <style:style style:name="T21" style:family="text">
      <style:text-properties officeooo:rsid="00580495"/>
    </style:style>
    <style:style style:name="T22" style:family="text">
      <style:text-properties officeooo:rsid="005a7e3a"/>
    </style:style>
    <style:style style:name="T23" style:family="text">
      <style:text-properties officeooo:rsid="005b9c2c"/>
    </style:style>
    <style:style style:name="T24" style:family="text">
      <style:text-properties officeooo:rsid="00642d73"/>
    </style:style>
    <style:style style:name="T25" style:family="text">
      <style:text-properties officeooo:rsid="0067bbb6"/>
    </style:style>
    <style:style style:name="T26" style:family="text">
      <style:text-properties officeooo:rsid="00701475"/>
    </style:style>
    <style:style style:name="T27" style:family="text">
      <style:text-properties officeooo:rsid="007532dc"/>
    </style:style>
    <style:style style:name="T28" style:family="text">
      <style:text-properties officeooo:rsid="0078b9a2"/>
    </style:style>
    <style:style style:name="T29" style:family="text">
      <style:text-properties officeooo:rsid="00835bb3"/>
    </style:style>
    <style:style style:name="T30" style:family="text">
      <style:text-properties officeooo:rsid="0084fe98"/>
    </style:style>
    <style:style style:name="T31" style:family="text">
      <style:text-properties officeooo:rsid="0086d180"/>
    </style:style>
    <style:style style:name="T32" style:family="text">
      <style:text-properties officeooo:rsid="00874561"/>
    </style:style>
    <style:style style:name="T33" style:family="text">
      <style:text-properties officeooo:rsid="00890092"/>
    </style:style>
    <style:style style:name="T34" style:family="text">
      <style:text-properties officeooo:rsid="00894c4e"/>
    </style:style>
    <style:style style:name="T35" style:family="text">
      <style:text-properties officeooo:rsid="008b383b"/>
    </style:style>
    <style:style style:name="T36" style:family="text">
      <style:text-properties officeooo:rsid="008bf485"/>
    </style:style>
    <style:style style:name="T37" style:family="text">
      <style:text-properties officeooo:rsid="008d6eb5"/>
    </style:style>
    <style:style style:name="T38" style:family="text">
      <style:text-properties officeooo:rsid="008e6a95"/>
    </style:style>
    <style:style style:name="T39" style:family="text">
      <style:text-properties officeooo:rsid="00907d6b"/>
    </style:style>
    <style:style style:name="T40" style:family="text">
      <style:text-properties officeooo:rsid="009258f5"/>
    </style:style>
    <style:style style:name="T41" style:family="text">
      <style:text-properties officeooo:rsid="00a5b820"/>
    </style:style>
    <style:style style:name="T42" style:family="text">
      <style:text-properties officeooo:rsid="00a7527d"/>
    </style:style>
    <style:style style:name="T43" style:family="text">
      <style:text-properties officeooo:rsid="00a8434e"/>
    </style:style>
    <style:style style:name="T44" style:family="text">
      <style:text-properties officeooo:rsid="00aa0c98"/>
    </style:style>
    <style:style style:name="T45" style:family="text">
      <style:text-properties officeooo:rsid="00aa1590"/>
    </style:style>
    <style:style style:name="T46" style:family="text">
      <style:text-properties officeooo:rsid="00ab1a02"/>
    </style:style>
    <style:style style:name="T47" style:family="text">
      <style:text-properties officeooo:rsid="00ab4681"/>
    </style:style>
    <style:style style:name="T48" style:family="text">
      <style:text-properties officeooo:rsid="00ac6dcf"/>
    </style:style>
    <style:style style:name="T49" style:family="text">
      <style:text-properties officeooo:rsid="00ade384"/>
    </style:style>
    <style:style style:name="T50" style:family="text">
      <style:text-properties officeooo:rsid="00af8ea3"/>
    </style:style>
    <style:style style:name="T51" style:family="text">
      <style:text-properties officeooo:rsid="00afc9a0"/>
    </style:style>
    <style:style style:name="T52" style:family="text">
      <style:text-properties officeooo:rsid="00b0c05b"/>
    </style:style>
    <style:style style:name="T53" style:family="text">
      <style:text-properties officeooo:rsid="00b253a1"/>
    </style:style>
    <style:style style:name="T54" style:family="text">
      <style:text-properties officeooo:rsid="00b36c16"/>
    </style:style>
    <style:style style:name="T55" style:family="text">
      <style:text-properties officeooo:rsid="00b45a85"/>
    </style:style>
    <style:style style:name="T56" style:family="text">
      <style:text-properties officeooo:rsid="00b560a1"/>
    </style:style>
    <style:style style:name="T57" style:family="text">
      <style:text-properties officeooo:rsid="00b7142a"/>
    </style:style>
    <style:style style:name="T58" style:family="text">
      <style:text-properties officeooo:rsid="00b726ba"/>
    </style:style>
    <style:style style:name="T59" style:family="text">
      <style:text-properties officeooo:rsid="00b889af"/>
    </style:style>
    <style:style style:name="T60" style:family="text">
      <style:text-properties officeooo:rsid="00b954d0"/>
    </style:style>
    <style:style style:name="T61" style:family="text">
      <style:text-properties officeooo:rsid="00bc82c9"/>
    </style:style>
    <style:style style:name="T62" style:family="text">
      <style:text-properties officeooo:rsid="00be77f6"/>
    </style:style>
    <style:style style:name="T63" style:family="text">
      <style:text-properties officeooo:rsid="00bfbe23"/>
    </style:style>
    <style:style style:name="T64" style:family="text">
      <style:text-properties officeooo:rsid="00c0bfe9"/>
    </style:style>
    <style:style style:name="T65" style:family="text">
      <style:text-properties officeooo:rsid="00c2339c"/>
    </style:style>
    <style:style style:name="T66" style:family="text">
      <style:text-properties officeooo:rsid="00c32a54"/>
    </style:style>
    <style:style style:name="T67" style:family="text">
      <style:text-properties officeooo:rsid="00c593d3"/>
    </style:style>
    <style:style style:name="T68" style:family="text">
      <style:text-properties officeooo:rsid="00c60074"/>
    </style:style>
    <style:style style:name="T69" style:family="text">
      <style:text-properties officeooo:rsid="00c74545"/>
    </style:style>
    <style:style style:name="T70" style:family="text">
      <style:text-properties officeooo:rsid="00c86f4e"/>
    </style:style>
    <style:style style:name="T71" style:family="text">
      <style:text-properties officeooo:rsid="00c87463"/>
    </style:style>
    <style:style style:name="T72" style:family="text">
      <style:text-properties officeooo:rsid="007cc41c"/>
    </style:style>
    <style:style style:name="T73" style:family="text">
      <style:text-properties officeooo:rsid="00cc258a"/>
    </style:style>
    <style:style style:name="T74" style:family="text">
      <style:text-properties officeooo:rsid="00d01902"/>
    </style:style>
    <style:style style:name="T75" style:family="text">
      <style:text-properties officeooo:rsid="00d06fb8"/>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44">Summary</text:span> on multithreading</text:p>
      <text:p text:style-name="Subtitle"><text:span text:style-name="T74">b</text:span>y Arthur Golubev 19850316</text:p>
      <text:p text:style-name="Subtitle">2025-07-06</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7"><text:a xlink:type="simple" xlink:href="#__RefHeading___Toc77_89898606" text:style-name="Index_20_Link" text:visited-style-name="Index_20_Link">1: Threads<text:tab/>1</text:a></text:p>
          <text:p text:style-name="P7"><text:a xlink:type="simple" xlink:href="#__RefHeading___Toc93_89898606%20Copy%201" text:style-name="Index_20_Link" text:visited-style-name="Index_20_Link">2: Things to consider on multithreading<text:tab/>2</text:a></text:p>
          <text:p text:style-name="P8"><text:a xlink:type="simple" xlink:href="#__RefHeading___Toc81_89898606" text:style-name="Index_20_Link" text:visited-style-name="Index_20_Link">2.1: Keeping correctness of data when multithreading<text:tab/>2</text:a></text:p>
          <text:p text:style-name="P9"><text:a xlink:type="simple" xlink:href="#__RefHeading___Toc83_89898606" text:style-name="Index_20_Link" text:visited-style-name="Index_20_Link">2.1.1: Problem of nonatomicity of some operations<text:tab/>2</text:a></text:p>
          <text:p text:style-name="P9"><text:a xlink:type="simple" xlink:href="#__RefHeading___Toc85_89898606" text:style-name="Index_20_Link" text:visited-style-name="Index_20_Link">2.1.2: Avoiding inappropriate accesses to shared data<text:tab/>2</text:a></text:p>
          <text:p text:style-name="P8"><text:a xlink:type="simple" xlink:href="#__RefHeading___Toc899_3561902385" text:style-name="Index_20_Link" text:visited-style-name="Index_20_Link">2.2: Thread pools<text:tab/>3</text:a></text:p>
        </text:index-body>
      </text:table-of-content>
      <text:p text:style-name="P2"/>
      <text:h text:style-name="Heading_20_1" text:outline-level="1"><text:bookmark-start text:name="__RefHeading___Toc77_89898606"/><text:span text:style-name="T36">1: </text:span>Threads<text:bookmark-end text:name="__RefHeading___Toc77_89898606"/></text:h>
      <text:p text:style-name="P13"><text:span text:style-name="T4">Every program is a set of commands which also can be called instructions; for example, to calculate something, to signal to a device, to read from a channel.</text:span><text:span text:style-name="T5"> </text:span><text:span text:style-name="T41">Some</text:span><text:span text:style-name="T5"> actions can</text:span><text:span text:style-name="T41">not </text:span><text:span text:style-name="T5">happen simultaneously; </text:span><text:span text:style-name="T6">for example, </text:span><text:span text:style-name="T41">when we want to calculate something and then send it to an output device,</text:span><text:span text:style-name="T6"> calculating </text:span><text:span text:style-name="T41">must be completed</text:span><text:span text:style-name="T6"> before </text:span><text:span text:style-name="T41">sending</text:span><text:span text:style-name="T6"> th</text:span><text:span text:style-name="T41">is</text:span><text:span text:style-name="T6"> result to an output device; </text:span><text:span text:style-name="T41">and some actions </text:span><text:span text:style-name="T7">can </text:span><text:span text:style-name="T41">happen</text:span><text:span text:style-name="T7"> simultaneously, for example providing result of previous calculations to an output device and </text:span><text:span text:style-name="T41">performing </text:span><text:span text:style-name="T7">next calculations. </text:span><text:span text:style-name="T46">Also, what actions can be performed simultaneously depends on </text:span><text:span text:style-name="T18">what</text:span><text:span text:style-name="T9"> apparatuses can perform simultaneously.</text:span></text:p>
      <text:p text:style-name="P13"><text:span text:style-name="T46">Program commands can be organized into set of s</text:span><text:span text:style-name="T7">equences </text:span><text:span text:style-name="T8">of </text:span><text:span text:style-name="T41">command</text:span><text:span text:style-name="T42">s</text:span><text:span text:style-name="T41"> that </text:span><text:span text:style-name="T44">depend on each other only by shared data; </text:span><text:span text:style-name="T46">such sequences</text:span><text:span text:style-name="T8"> are called threads. </text:span><text:span text:style-name="T43">S</text:span><text:span text:style-name="T14">ome</text:span><text:span text:style-name="T12"> </text:span><text:span text:style-name="T43">resources </text:span><text:span text:style-name="T46">and information </text:span><text:span text:style-name="T43">can be </text:span><text:span text:style-name="T12">associated with </text:span><text:span text:style-name="T42">a</text:span><text:span text:style-name="T14"> thread;</text:span><text:span text:style-name="T12"> </text:span><text:span text:style-name="T14">for example</text:span><text:span text:style-name="T46">s</text:span><text:span text:style-name="T14">, </text:span><text:span text:style-name="T43">thread</text:span><text:span text:style-name="T14"> memory </text:span><text:span text:style-name="T15">or </text:span><text:span text:style-name="T16">security access information, </text:span><text:span text:style-name="T46">respectively</text:span><text:span text:style-name="T17">.</text:span></text:p>
      <text:p text:style-name="P4"><text:span text:style-name="T46">Number of threads that an apparatus can perform simultaneously may be less than </text:span><text:span text:style-name="T47">occasionally is current number of threads of a program, then some dispatching of thread over apparatus resources is required; replacing a thread to switch apparatus resources to another thread</text:span><text:span text:style-name="T46"> </text:span><text:span text:style-name="T10">can be done</text:span>:</text:p>
      <text:p text:style-name="P14">- <text:span text:style-name="T10">by </text:span><text:span text:style-name="T47">a </text:span>thread<text:span text:style-name="T11"> </text:span><text:span text:style-name="T47">it</text:span><text:span text:style-name="T13">sel</text:span><text:span text:style-name="T47">f</text:span><text:span text:style-name="T13"> </text:span><text:span text:style-name="T45">(</text:span><text:span text:style-name="T47">a </text:span><text:span text:style-name="T45">thread </text:span><text:span text:style-name="T47">itself</text:span><text:span text:style-name="T46"> call</text:span><text:span text:style-name="T47">s</text:span><text:span text:style-name="T46"> commands of switching to </text:span><text:span text:style-name="T47">another</text:span><text:span text:style-name="T46"> thread</text:span><text:span text:style-name="T45">)</text:span>;</text:p>
      <text:p text:style-name="P3">- <text:span text:style-name="T47">forcedly to a thread: by </text:span>either hardware or operating system.</text:p>
      <text:h text:style-name="P10" text:outline-level="1"><text:bookmark-start text:name="__RefHeading___Toc93_89898606 Copy 1"/><text:soft-page-break/><text:span text:style-name="T36">2: </text:span><text:span text:style-name="T24">Things to consider </text:span><text:span text:style-name="T35">on multithreading</text:span><text:bookmark-end text:name="__RefHeading___Toc93_89898606 Copy 1"/></text:h>
      <text:h text:style-name="Heading_20_2" text:outline-level="2"><text:bookmark-start text:name="__RefHeading___Toc81_89898606"/><text:span text:style-name="T36">2.1: </text:span><text:span text:style-name="T2">Keeping correctness of</text:span> data when <text:span text:style-name="T28">multithreading</text:span><text:bookmark-end text:name="__RefHeading___Toc81_89898606"/></text:h>
      <text:h text:style-name="Heading_20_3" text:outline-level="3"><text:bookmark-start text:name="__RefHeading___Toc83_89898606"/><text:span text:style-name="T36">2.1.1: </text:span>Problem of <text:span text:style-name="T27">nonatomicity of </text:span><text:span text:style-name="T55">some </text:span><text:span text:style-name="T27">operations</text:span><text:bookmark-end text:name="__RefHeading___Toc83_89898606"/></text:h>
      <text:p text:style-name="P16"><text:span text:style-name="T26">Atomicity of an operation </text:span><text:span text:style-name="T48">in a system means </text:span><text:span text:style-name="T26">that </text:span><text:span text:style-name="T48">the operation</text:span><text:span text:style-name="T26"> </text:span><text:span text:style-name="T48">in the system </text:span><text:span text:style-name="T26">cannot be broken into parts.</text:span></text:p>
      <text:p text:style-name="P15"><text:span text:style-name="T49">If </text:span><text:span text:style-name="T53">a </text:span><text:span text:style-name="T49">threads read</text:span><text:span text:style-name="T53">s</text:span><text:span text:style-name="T49"> or modif</text:span><text:span text:style-name="T53">ies</text:span><text:span text:style-name="T49"> shared data by nonatomic operations simultaneously </text:span><text:span text:style-name="T53">with another thread is modifying the shared data</text:span><text:span text:style-name="T49">, these operations can be performed with corrupting values.</text:span></text:p>
      <text:p text:style-name="P19">An example of such corruption <text:span text:style-name="T50">of value</text:span><text:span text:style-name="T49"> </text:span><text:span text:style-name="T26">because of absence of atomicity</text:span><text:span text:style-name="T50"> </text:span>follows. <text:span text:style-name="T26">In th</text:span>is<text:span text:style-name="T26"> example of corruption </text:span><text:span text:style-name="T50">of </text:span><text:span text:style-name="T49">values </text:span><text:span text:style-name="T26">because of absence of atomicity will be used term byte; word byte means a portion of information that has its own address in a system.</text:span></text:p>
      <text:p text:style-name="P18"><text:span text:style-name="T50">I</text:span><text:span text:style-name="T19">magine that a program </text:span><text:span text:style-name="T50">needs to operate a variable number of diverse values of which is more than number of diverse values of a byte. Lets consider in the system the possible number of values in a byte is 256 </text:span><text:span text:style-name="T51">an we need to operate a piece of data which fits in minimum two bytes</text:span><text:span text:style-name="T50">. </text:span><text:span text:style-name="T51">Common way to store such piece of data in two such bytes is storing units in the one of the byte with weight 256 (so that contribution of this byte is its value * 256) and units the another with weight 1 (so that contribution of this byte is 1). </text:span><text:span text:style-name="T52">Lets consider</text:span><text:span text:style-name="T51"> we decided that units of the first byte weights 256 and units of the second byte we</text:span><text:span text:style-name="T52">i</text:span><text:span text:style-name="T51">gh</text:span><text:span text:style-name="T52">ts</text:span><text:span text:style-name="T51"> 1. </text:span><text:span text:style-name="T52">Lets consider</text:span><text:span text:style-name="T51"> and we wa</text:span><text:span text:style-name="T52">n</text:span><text:span text:style-name="T51">t </text:span><text:span text:style-name="T52">the initial value is</text:span><text:span text:style-name="T51"> 515; </text:span><text:span text:style-name="T52">then</text:span><text:span text:style-name="T51"> in the first byte would be placed 2 and in the second byte would be placed 3 (the total contribution would be 256 * 2 + 1 * 3 = 515). <text:s/></text:span><text:span text:style-name="T52">Lets consider</text:span><text:span text:style-name="T20"> a situation that one of threads is reading the </text:span><text:span text:style-name="T25">byte</text:span><text:span text:style-name="T20">s and </text:span><text:span text:style-name="T52">an</text:span><text:span text:style-name="T20">other is changing </text:span><text:span text:style-name="T52">the value to a 0 </text:span><text:span text:style-name="T20">so that </text:span><text:span text:style-name="T52">after </text:span><text:span text:style-name="T20">the first threads has read the first </text:span><text:span text:style-name="T25">byte, </text:span><text:span text:style-name="T20">the second <text:s/>thread change</text:span><text:span text:style-name="T21">d</text:span><text:span text:style-name="T20"> </text:span><text:span text:style-name="T22">both </text:span><text:span text:style-name="T25">byte</text:span><text:span text:style-name="T20">s to 0. </text:span><text:span text:style-name="T52">C</text:span><text:span text:style-name="T23">ompleting the operations </text:span><text:span text:style-name="T21">the first thread </text:span><text:span text:style-name="T23">reads </text:span><text:span text:style-name="T21">the second </text:span><text:span text:style-name="T25">byte</text:span><text:span text:style-name="T21"> so that for it the </text:span><text:span text:style-name="T25">byte</text:span><text:span text:style-name="T21">s values will be </text:span><text:span text:style-name="T52">0 </text:span><text:span text:style-name="T21">and </text:span><text:span text:style-name="T52">3</text:span><text:span text:style-name="T21"> which means value</text:span><text:span text:style-name="T19"> 256 * </text:span><text:span text:style-name="T52">0 </text:span><text:span text:style-name="T19">+ </text:span><text:span text:style-name="T52">3 </text:span><text:span text:style-name="T21">* 1 </text:span><text:span text:style-name="T23">= </text:span><text:span text:style-name="T52">3</text:span><text:span text:style-name="T19"> </text:span><text:span text:style-name="T21">which </text:span><text:span text:style-name="T23">is neither initial, 515, nor set by the second of the threads 0 value.</text:span></text:p>
      <text:h text:style-name="Heading_20_3" text:outline-level="3"><text:bookmark-start text:name="__RefHeading___Toc85_89898606"/><text:span text:style-name="T36">2.1.2: </text:span><text:span text:style-name="T2">Avoiding </text:span><text:span text:style-name="T3">in</text:span><text:span text:style-name="T48">appropriate</text:span> access<text:span text:style-name="T2">es </text:span><text:span text:style-name="T48">to shared data</text:span><text:bookmark-end text:name="__RefHeading___Toc85_89898606"/></text:h>
      <text:p text:style-name="P27"><text:span text:style-name="T55">Some operation</text:span><text:span text:style-name="T66">s</text:span><text:span text:style-name="T55"> are naturally atomic according to </text:span><text:span text:style-name="T58">design of </text:span><text:span text:style-name="T55">the system; for examples:</text:span></text:p>
      <text:p text:style-name="P20">- <text:span text:style-name="T56">as apparatus constructed changing apparatus flag is performed an operation per apparatus tick so that next operation just cannot start until the previous operation has completed because the next tick has not yet started;</text:span></text:p>
      <text:p text:style-name="P21"><text:span text:style-name="T56">- </text:span><text:span text:style-name="T59">as apparatus constructed </text:span><text:span text:style-name="T58">commands of changing state in a device are transferred via a single bus to the device so that can pass only one by one</text:span><text:span text:style-name="T56">.</text:span></text:p>
      <text:p text:style-name="P17"><text:span text:style-name="T66">On level of apparatuses, l</text:span><text:span text:style-name="T62">ets call </text:span><text:span text:style-name="T61">memory atomic for the operations </text:span><text:span text:style-name="T62">i</text:span><text:span text:style-name="T61">f </text:span><text:span text:style-name="T62">these</text:span><text:span text:style-name="T61"> operations for </text:span><text:span text:style-name="T62">this</text:span><text:span text:style-name="T61"> memory are atomic. </text:span><text:span text:style-name="T66">On level of programs, l</text:span><text:span text:style-name="T62">ets call </text:span><text:span text:style-name="T66">variables</text:span><text:span text:style-name="T61"> atomic for the operations </text:span><text:span text:style-name="T62">i</text:span><text:span text:style-name="T61">f </text:span><text:span text:style-name="T62">these</text:span><text:span text:style-name="T61"> operations for </text:span><text:span text:style-name="T62">this</text:span><text:span text:style-name="T61"> </text:span><text:span text:style-name="T66">variable</text:span><text:span text:style-name="T61"> are atomic.</text:span></text:p>
      <text:p text:style-name="P25">Variable that indicates some state is called flag.</text:p>
      <text:p text:style-name="P24"><text:soft-page-break/>If it is appropriate to the system, <text:span text:style-name="T65">program</text:span> can just store <text:span text:style-name="T64">a </text:span>value <text:span text:style-name="T65">it </text:span>operates <text:span text:style-name="T65">by threads</text:span> in atomic <text:span text:style-name="T63">memory.</text:span></text:p>
      <text:p text:style-name="P25">Another option is <text:span text:style-name="T57">us</text:span>ing<text:span text:style-name="T57"> </text:span>an <text:span text:style-name="T57">atomic </text:span>flag per shared data<text:span text:style-name="T57"> to indicate that </text:span><text:span text:style-name="T53">one of operations </text:span><text:span text:style-name="T58">which </text:span><text:span text:style-name="T53">we want </text:span><text:span text:style-name="T54">to not be performed simultaneously </text:span>either <text:span text:style-name="T54">is </text:span><text:span text:style-name="T57">going to start </text:span>or<text:span text:style-name="T57"> has completed; </text:span>then threads can<text:span text:style-name="T61"> </text:span><text:span text:style-name="T58">check </text:span><text:span text:style-name="T61">the</text:span><text:span text:style-name="T60"> atomic</text:span><text:span text:style-name="T58"> flag </text:span>and <text:span text:style-name="T58">decid</text:span>e<text:span text:style-name="T58"> whether to start </text:span><text:span text:style-name="T61">their</text:span><text:span text:style-name="T58"> operation</text:span><text:span text:style-name="T61">s</text:span><text:span text:style-name="T58"> </text:span>on the shared data <text:span text:style-name="T58">or wait until a concurrent </text:span>operation <text:span text:style-name="T58">has completed. </text:span><text:span text:style-name="T70">It is an option how many data protect with a flag; it designed has to be considered how expensive working with flags is, how expensive storing flags is and how </text:span><text:span text:style-name="T71">expensive changing data structure is</text:span><text:span text:style-name="T69">.</text:span></text:p>
      <text:p text:style-name="P22"><text:span text:style-name="T67">In case </text:span><text:span text:style-name="T68">of </text:span><text:span text:style-name="T67">access to the atomic memory happens through cache memory either automatic or by commands managing of correct updating the atomic memory and caches is required</text:span><text:span text:style-name="T57">.</text:span></text:p>
      <text:p text:style-name="P26">There is a trick when data is accessed through a pointer, to protect access by an atomic flag only for the pointer and rather than update data create a new instance and then redirect the pointer to the new instance.</text:p>
      <text:h text:style-name="P11" text:outline-level="2"><text:bookmark-start text:name="__RefHeading___Toc899_3561902385"/><text:span text:style-name="T36">2.2: </text:span><text:span text:style-name="T72">Thread pools</text:span><text:bookmark-end text:name="__RefHeading___Toc899_3561902385"/></text:h>
      <text:p text:style-name="P28"><text:span text:style-name="T73">W</text:span><text:span text:style-name="T37">hen </text:span><text:span text:style-name="T73">apparatus </text:span><text:span text:style-name="T75">or operating system </text:span><text:span text:style-name="T37">switch</text:span><text:span text:style-name="T73">es</text:span><text:span text:style-name="T37"> </text:span><text:span text:style-name="T73">what thread it is running </text:span><text:span text:style-name="T35">it cost</text:span><text:span text:style-name="T73">s and w</text:span><text:span text:style-name="T35">hen a program creates and deletes </text:span><text:span text:style-name="T73">information associated with </text:span><text:span text:style-name="T35">threads </text:span><text:span text:style-name="T73">it costs</text:span><text:span text:style-name="T37">. </text:span><text:span text:style-name="T73">It may happen to be cheaper to create threads which dispatch and perform pieces of code of tasks rather than to dispatch threads </text:span><text:span text:style-name="T75">for</text:span><text:span text:style-name="T73"> task</text:span><text:span text:style-name="T75">s</text:span><text:span text:style-name="T73"> and create and delete information associated with the threads </text:span><text:span text:style-name="T75">for</text:span><text:span text:style-name="T73"> tasks.</text:span></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rsid="000cf042" officeooo:paragraph-rsid="00a7527d"/>
    </style:style>
    <style:style style:name="MP2" style:family="paragraph" style:parent-style-name="Standard">
      <style:text-properties officeooo:rsid="000cf042" officeooo:paragraph-rsid="0011f230"/>
    </style:style>
    <style:style style:name="MT1" style:family="text">
      <style:text-properties officeooo:rsid="00aa0c98"/>
    </style:style>
    <style:style style:name="MT2" style:family="text">
      <style:text-properties officeooo:rsid="0011f230"/>
    </style:style>
    <style:style style:name="MT3" style:family="text">
      <style:text-properties officeooo:rsid="00a7527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Summary</text:span> on multithreading <text:span text:style-name="MT2">b</text:span>y Arthur Golubev 19850316 <text:span text:style-name="MT3">2025-07-06<text:tab/><text:tab/><text:tab/></text:span><text:span text:style-name="MT2">Page </text:span><text:span text:style-name="MT2"><text:page-number text:select-page="current">3</text:page-number></text:span><text:span text:style-name="MT2"><text:s/>of </text:span><text:span text:style-name="MT2"><text:page-count>3</text:page-count></text:span></text:p>
        <text:p text:style-name="MP2">------------------------------------------------------------------------------------------------------------------------</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16T03:28:10.562497545</meta:creation-date>
    <dc:date>2025-07-06T10:19:56.599532457</dc:date>
    <meta:editing-duration>PT14H3M49S</meta:editing-duration>
    <meta:editing-cycles>166</meta:editing-cycles>
    <meta:generator>LibreOffice/24.2.7.2$Linux_X86_64 LibreOffice_project/420$Build-2</meta:generator>
    <meta:document-statistic meta:table-count="0" meta:image-count="0" meta:object-count="0" meta:page-count="3" meta:paragraph-count="37" meta:word-count="1018" meta:character-count="6016" meta:non-whitespace-character-count="5031"/>
  </office:meta>
</office:document-meta>
</file>